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ED2AC45A834E127.png" manifest:media-type="image/png"/>
  <manifest:file-entry manifest:full-path="Pictures/100002010000044A000001C74D701779CC8D9987.png" manifest:media-type="image/png"/>
  <manifest:file-entry manifest:full-path="Pictures/100002010000044A000001C75070D63FA3CA7DD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9" style:family="paragraph" style:parent-style-name="Vec">
      <style:text-properties style:use-window-font-color="true" fo:font-size="11pt" style:font-size-asian="11pt" style:font-size-complex="11pt"/>
    </style:style>
    <style:style style:name="P10" style:family="paragraph" style:parent-style-name="Table_20_Contents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2" style:family="paragraph" style:parent-style-name="Text_20_body">
      <style:text-properties officeooo:paragraph-rsid="0009e238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0d53a4"/>
    </style:style>
    <style:style style:name="P15" style:family="paragraph" style:parent-style-name="Text_20_body">
      <style:paragraph-properties fo:text-align="start" style:justify-single-word="false"/>
      <style:text-properties officeooo:paragraph-rsid="00132da3"/>
    </style:style>
    <style:style style:name="P16" style:family="paragraph" style:parent-style-name="Standard">
      <loext:graphic-properties draw:fill="none"/>
      <style:paragraph-properties fo:margin-left="8.999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fo:hyphenate="true"/>
    </style:style>
    <style:style style:name="P17" style:family="paragraph" style:parent-style-name="Text_20_body">
      <style:paragraph-properties fo:margin-left="9.999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18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19" style:family="paragraph" style:parent-style-name="Standard" style:master-page-name="">
      <loext:graphic-properties draw:fill="none"/>
      <style:paragraph-properties fo:margin-left="8.999cm" fo:margin-right="0cm" fo:text-align="justify" style:justify-single-word="false" fo:orphans="2" fo:widows="2" fo:hyphenation-ladder-count="no-limit" fo:text-indent="0cm" style:auto-text-indent="false" style:page-number="auto" fo:background-color="transparent"/>
      <style:text-properties fo:hyphenate="true"/>
    </style:style>
    <style:style style:name="P20" style:family="paragraph" style:parent-style-name="Footer">
      <style:paragraph-properties fo:text-align="center" style:justify-single-word="false"/>
      <style:text-properties officeooo:paragraph-rsid="0016b188"/>
    </style:style>
    <style:style style:name="P21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2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0" style:family="text">
      <style:text-properties fo:font-variant="normal" fo:text-transform="none" fo:color="#333333" style:font-name="Source Sans Pro" fo:font-size="10.5pt" fo:letter-spacing="normal" fo:language="cs" fo:country="CZ" fo:font-style="normal" fo:font-weight="normal" style:language-complex="ar" style:country-complex="SA"/>
    </style:style>
    <style:style style:name="T11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2" style:family="text">
      <style:text-properties style:use-window-font-color="true" style:font-name-complex="Arial" style:font-size-complex="11pt"/>
    </style:style>
    <style:style style:name="T13" style:family="text">
      <style:text-properties style:use-window-font-color="true" officeooo:rsid="0009e238" style:font-name-complex="Arial" style:font-size-complex="11pt"/>
    </style:style>
    <style:style style:name="T14" style:family="text">
      <style:text-properties style:use-window-font-color="true" officeooo:rsid="000a63a3" style:font-name-complex="Arial" style:font-size-complex="11pt"/>
    </style:style>
    <style:style style:name="T15" style:family="text">
      <style:text-properties style:use-window-font-color="true" officeooo:rsid="000c37ed" style:font-name-complex="Arial" style:font-size-complex="11pt"/>
    </style:style>
    <style:style style:name="T16" style:family="text">
      <style:text-properties style:use-window-font-color="true" officeooo:rsid="00132da3" style:font-name-complex="Arial" style:font-size-complex="11pt"/>
    </style:style>
    <style:style style:name="T17" style:family="text">
      <style:text-properties style:use-window-font-color="true" officeooo:rsid="0015128e" style:font-name-complex="Arial" style:font-size-complex="11pt"/>
    </style:style>
    <style:style style:name="T18" style:family="text">
      <style:text-properties style:use-window-font-color="true" officeooo:rsid="000c37ed" style:font-size-complex="11pt"/>
    </style:style>
    <style:style style:name="T19" style:family="text">
      <style:text-properties style:use-window-font-color="true" fo:font-size="11pt" style:font-size-asian="11pt" style:font-size-complex="11pt"/>
    </style:style>
    <style:style style:name="T20" style:family="text">
      <style:text-properties officeooo:rsid="000c37ed"/>
    </style:style>
    <style:style style:name="T21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Strong_20_Emphasis"><text:span text:style-name="T21">Krajský úřad Karlovarského kraje</text:span></text:span></text:p>
      <text:p text:style-name="P16">Závodní 353/88</text:p>
      <text:p text:style-name="P16">360 06 Karlovy Vary </text:p>
      <text:p text:style-name="P17"><text:span text:style-name="Strong_20_Emphasis"><text:span text:style-name="T10"/></text:span></text:p>
      <text:p text:style-name="P18"/>
      <text:p text:style-name="P18"/>
      <text:p text:style-name="P18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Table_20_Contents"><text:span text:style-name="Standardní_20_písmo_20_odstavce"><text:span text:style-name="T19"><text:date style:data-style-name="N10107" text:date-value="2016-08-25T13:44:26.489085950">25.8.16</text:date></text:span></text:span></text:p>
          </table:table-cell>
        </table:table-row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1">Praha</text:p>
          </table:table-cell>
        </table:table-row>
      </table:table>
      <text:p text:style-name="P9">Odvolání zmocněnce <text:span text:style-name="T20">politické strany</text:span></text:p>
      <text:p text:style-name="P12"><text:span text:style-name="Standardní_20_písmo_20_odstavce"><text:span text:style-name="T13">Politická strana </text:span></text:span><text:span text:style-name="Standardní_20_písmo_20_odstavce"><text:span text:style-name="T15">Česká pirátská strana</text:span></text:span><text:span text:style-name="Standardní_20_písmo_20_odstavce"><text:span text:style-name="T12">, která je volební stranou pro volby do </text:span></text:span><text:span text:style-name="Standardní_20_písmo_20_odstavce"><text:span text:style-name="T13">z</text:span></text:span><text:span text:style-name="Standardní_20_písmo_20_odstavce"><text:span text:style-name="T12">astupitelstva </text:span></text:span><text:span text:style-name="Standardní_20_písmo_20_odstavce"><text:span text:style-name="T16">Karlovarského </text:span></text:span><text:span text:style-name="Standardní_20_písmo_20_odstavce"><text:span text:style-name="T17">kraje</text:span></text:span><text:span text:style-name="Standardní_20_písmo_20_odstavce"><text:span text:style-name="T13">, </text:span></text:span><text:span text:style-name="Standardní_20_písmo_20_odstavce"><text:span text:style-name="T15">konané ve dnech 7. a 8. října 2016</text:span></text:span></text:p>
      <text:p text:style-name="P13">odvolává svého volebního zmocněnce</text:p>
      <text:p text:style-name="P15"><text:span text:style-name="Standardní_20_písmo_20_odstavce"><text:span text:style-name="T16">​Ing. Dagmar Janů, Poštovní 1624/10, Karlovy Vary</text:span></text:span></text:p>
      <text:p text:style-name="Text_20_body"><text:span text:style-name="Standardní_20_písmo_20_odstavce"><text:span text:style-name="T12">Za volební stranu dále jedná náhradník volebního zmocněnce Vladislav T</text:span></text:span><text:span text:style-name="Standardní_20_písmo_20_odstavce"><text:span text:style-name="T13">o</text:span></text:span><text:span text:style-name="Standardní_20_písmo_20_odstavce"><text:span text:style-name="T12">bias Esner, narozen 03.03.1982, trvalé bydliště Bechyňská č.p. 639, Praha 9, </text:span></text:span><text:span text:style-name="Standardní_20_písmo_20_odstavce"><text:span text:style-name="T13">Praha, </text:span></text:span><text:span text:style-name="Standardní_20_písmo_20_odstavce"><text:span text:style-name="T12">199 00 s datovou schránkou efxtg8z. Telefon: </text:span></text:span><text:span text:style-name="Standardní_20_písmo_20_odstavce"><text:span text:style-name="T15">778702713</text:span></text:span></text:p>
      <text:p text:style-name="P14"><text:span text:style-name="Standardní_20_písmo_20_odstavce"><text:span text:style-name="T16">Dagmara Janů</text:span></text:span><text:span text:style-name="Standardní_20_písmo_20_odstavce"><text:span text:style-name="T14"> ať nadále zůstane kontaktem na zástupce kandidujících subjektů uvedeným na stránkách kraje.</text:span></text:span></text:p>
      <text:p text:style-name="P7">S pozdravem</text:p>
      <text:p text:style-name="P8"><text:span text:style-name="Standardní_20_písmo_20_odstavce"><text:span text:style-name="T18">PhDr. Ivan Bartoš, Ph.D.</text:span></text:span></text:p>
      <text:p text:style-name="P8"><text:span text:style-name="Standardní_20_písmo_20_odstavce"><text:span text:style-name="T18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b188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-asian="Liberation Sans" style:font-name-complex="Liberation Sans"/>
    </style:style>
    <style:style style:name="MT3" style:family="text">
      <style:text-properties officeooo:rsid="000c37ed" style:font-name-complex="Arial"/>
    </style:style>
    <style:style style:name="MT4" style:family="text">
      <style:text-properties fo:font-size="12pt" style:font-size-asian="12pt" style:language-asian="cs" style:country-asian="CZ" style:font-name-complex="Arial" style:font-size-complex="12pt"/>
    </style:style>
    <style:style style:name="MT5" style:family="text">
      <style:text-properties style:font-name="Liberation Sans" fo:font-size="10pt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paragraph" svg:x="-0.409cm" svg:y="-0.4cm" svg:width="5.666cm" style:rel-width="scale" svg:height="2.348cm" style:rel-height="scale" draw:z-index="1"><draw:image xlink:href="Pictures/100002010000044A000001C75070D63FA3CA7DD4.png" xlink:type="simple" xlink:show="embed" xlink:actuate="onLoad"/></draw:frame></text:p>
      </style:header>
      <style:footer>
        <text:p text:style-name="MP1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2"><text:line-break/></text:span></text:span><text:span text:style-name="Standardní_20_písmo_20_odstavce"><text:span text:style-name="MT1">Tel. +420 7</text:span></text:span><text:span text:style-name="Standardní_20_písmo_20_odstavce"><text:span text:style-name="MT3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Transparentní účet 2100048174/2010</text:p>
      </style:footer>
    </style:master-page>
    <style:master-page style:name="MP0" style:page-layout-name="Mpm2">
      <style:footer>
        <text:p text:style-name="MP2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3"><draw:frame draw:style-name="Mfr1" draw:name="Obrázek 1" text:anchor-type="paragraph" svg:x="-0.409cm" svg:y="-0.4cm" svg:width="5.666cm" style:rel-width="scale" svg:height="2.348cm" style:rel-height="scale" draw:z-index="0"><draw:image xlink:href="Pictures/100002010000044A000001C74D701779CC8D9987.png" xlink:type="simple" xlink:show="embed" xlink:actuate="onLoad"/></draw:frame><text:span text:style-name="Standardní_20_písmo_20_odstavce"><text:span text:style-name="MT4"/></text:span></text:p>
      </style:header>
      <style:footer>
        <text:p text:style-name="MP4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2"><text:line-break/></text:span></text:span><text:span text:style-name="Standardní_20_písmo_20_odstavce"><text:span text:style-name="MT1">Tel. +420 7</text:span></text:span><text:span text:style-name="Standardní_20_písmo_20_odstavce"><text:span text:style-name="MT3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4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5"><draw:frame text:anchor-type="paragraph" draw:z-index="0" draw:style-name="Mgr1" draw:text-style-name="MP6" svg:width="5.666cm" svg:height="2.347cm" svg:x="-0.409cm" svg:y="-0.4cm"><draw:image xlink:href="Pictures/100002010000044A000001C76ED2AC45A834E127.png" xlink:type="simple" xlink:show="embed" xlink:actuate="onLoad"><text:p/></draw:image></draw:frame></text:p>
        <text:p text:style-name="MP5"/>
        <text:p text:style-name="MP7"/>
      </style:header>
      <style:footer>
        <text:p text:style-name="MP2"><text:span text:style-name="MT5"><text:line-break/></text:span><text:span text:style-name="MT6">Česká pirátská strana • Řehořova 943/19 130 00 Praha 3 <text:s/>• Doručovat do datové schránky b2i4r6j</text:span><text:span text:style-name="MT7"><text:line-break/></text:span><text:span text:style-name="MT8">Tel</text:span><text:span text:style-name="MT6">. +420 </text:span><text:span text:style-name="MT9">778 702 713</text:span><text:span text:style-name="MT6"> • </text:span><text:span text:style-name="MT8">Web</text:span><text:span text:style-name="MT6"> </text:span><text:a xlink:type="simple" xlink:href="http://www.pirati.cz/" text:style-name="Internet_20_link" text:visited-style-name="Visited_20_Internet_20_Link"><text:span text:style-name="MT10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10">info@pirati.cz</text:span></text:a><text:span text:style-name="MT6"> • IČO 71339698</text:span></text:p>
        <text:p text:style-name="MP8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Vojtěch Pikal;Vladislav Tobias Esner</meta:initial-creator>
    <dc:creator>Vladislav Tobias Esner</dc:creator>
    <meta:creation-date>2013-07-05T23:33:00Z</meta:creation-date>
    <dc:date>2016-08-25T13:44:26.305389359</dc:date>
    <meta:editing-cycles>11</meta:editing-cycles>
    <meta:editing-duration>PT19H20M39S</meta:editing-duration>
    <meta:document-statistic meta:table-count="1" meta:image-count="2" meta:object-count="0" meta:page-count="1" meta:paragraph-count="21" meta:word-count="201" meta:character-count="1360" meta:non-whitespace-character-count="1171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